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Times New Roman" svg:font-family="Times New Roman"/>
  </office:font-face-decls>
  <office:automatic-styles>
    <style:style style:name="TBL_0_0" style:master-page-name="master_0" style:family="table">
      <style:table-properties table:align="left" style:width="11.69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37in"/>
    </style:style>
    <style:style style:name="TBL_0_0_col_2" style:family="table-column">
      <style:table-column-properties style:column-width="1.37in"/>
    </style:style>
    <style:style style:name="TBL_0_0_col_3" style:family="table-column">
      <style:table-column-properties style:column-width="1.37in"/>
    </style:style>
    <style:style style:name="TBL_0_0_col_4" style:family="table-column">
      <style:table-column-properties style:column-width="1.37in"/>
    </style:style>
    <style:style style:name="TBL_0_0_col_5" style:family="table-column">
      <style:table-column-properties style:column-width="1.37in"/>
    </style:style>
    <style:style style:name="TBL_0_0_col_6" style:family="table-column">
      <style:table-column-properties style:column-width="0.83in"/>
    </style:style>
    <style:style style:name="TBL_0_0_col_7" style:family="table-column">
      <style:table-column-properties style:column-width="0.54in"/>
    </style:style>
    <style:style style:name="TBL_0_0_col_8" style:family="table-column">
      <style:table-column-properties style:column-width="1.37in"/>
    </style:style>
    <style:style style:name="TBL_0_0_col_9" style:family="table-column">
      <style:table-column-properties style:column-width="1.37in"/>
    </style:style>
    <style:style style:name="TBL_0_0_col_10" style:family="table-column">
      <style:table-column-properties style:column-width="0.13in"/>
    </style:style>
    <style:style style:name="TBL_0_0_col_11" style:family="table-column">
      <style:table-column-properties style:column-width="0.27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91in"/>
    </style:style>
    <style:style style:name="C1" style:family="table-cell">
      <style:table-cell-properties fo:wrap-option="wrap" style:shrink-to-fit="false" fo:background-color="#000000" fo:padding-top="0.0in" fo:padding-left="0.0in" fo:padding-bottom="0.0in" fo:padding-right="0.0in" style:vertical-align="top"/>
      <style:paragraph-properties fo:text-align="start"/>
    </style:style>
    <style:style style:name="TBL_0_0_0" style:family="table">
      <style:table-properties table:align="left" style:width="11.13in"/>
    </style:style>
    <style:style style:name="TBL_0_0_0_col_0" style:family="table-column">
      <style:table-column-properties style:column-width="5.13in"/>
    </style:style>
    <style:style style:name="TBL_0_0_0_col_1" style:family="table-column">
      <style:table-column-properties style:column-width="0.98in"/>
    </style:style>
    <style:style style:name="TBL_0_0_0_col_2" style:family="table-column">
      <style:table-column-properties style:column-width="4.38in"/>
    </style:style>
    <style:style style:name="TBL_0_0_0_col_3" style:family="table-column">
      <style:table-column-properties style:column-width="0.62in"/>
    </style:style>
    <style:style style:name="TBL_0_0_0_row_0" style:family="table-row">
      <style:table-row-properties style:use-optimal-row-height="false" style:row-height="0.51in"/>
    </style:style>
    <style:style style:name="C2" style:family="table-cell">
      <style:table-cell-properties fo:wrap-option="wrap" style:shrink-to-fit="false" fo:padding-top="0.05555555555555555in" fo:padding-left="0.05555555555555555in" fo:padding-bottom="0.05555555555555555in" fo:padding-right="0.05555555555555555in" style:vertical-align="bottom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0" style:family="text">
      <style:text-properties fo:color="#FFFFFF" style:font-name="Times New Roman" fo:font-size="50.0pt" style:font-size-asian="50.0pt" style:font-size-complex="50.0pt">
</style:text-properties>
    </style:style>
    <style:style style:name="TBL_0_0_0_row_1" style:family="table-row">
      <style:table-row-properties style:use-optimal-row-height="false" style:row-height="0.4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fo:color="#CCCCCC" style:font-name="Times New Roman" fo:font-size="22.0pt" style:font-size-asian="22.0pt" style:font-size-complex="22.0pt">
</style:text-properties>
    </style:style>
    <style:style style:name="TBL_0_0_row_2" style:family="table-row">
      <style:table-row-properties style:use-optimal-row-height="false" style:row-height="0.05in"/>
    </style:style>
    <style:style style:name="TBL_0_0_row_3" style:family="table-row">
      <style:table-row-properties style:use-optimal-row-height="false" style:row-height="0.44in"/>
    </style:style>
    <style:style style:name="C4" style:family="table-cell">
      <style:table-cell-properties fo:wrap-option="wrap" style:shrink-to-fit="false" fo:background-color="#CC0000" fo:padding-top="0.0in" fo:padding-left="0.0in" fo:padding-bottom="0.0in" fo:padding-right="0.0in" style:vertical-align="top"/>
      <style:paragraph-properties fo:text-align="start"/>
    </style:style>
    <style:style style:name="TBL_0_0_1" style:family="table">
      <style:table-properties table:align="left" style:width="11.13in"/>
    </style:style>
    <style:style style:name="TBL_0_0_1_col_0" style:family="table-column">
      <style:table-column-properties style:column-width="7.68in"/>
    </style:style>
    <style:style style:name="TBL_0_0_1_col_1" style:family="table-column">
      <style:table-column-properties style:column-width="2.0in"/>
    </style:style>
    <style:style style:name="TBL_0_0_1_col_2" style:family="table-column">
      <style:table-column-properties style:column-width="1.45in"/>
    </style:style>
    <style:style style:name="TBL_0_0_1_row_0" style:family="table-row">
      <style:table-row-properties style:use-optimal-row-height="false" style:row-height="0.16in"/>
    </style:style>
    <style:style style:name="TBL_0_0_1_row_1" style:family="table-row">
      <style:table-row-properties style:use-optimal-row-height="false" style:row-height="0.27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T2" style:family="text">
      <style:text-properties fo:color="#FFFFFF" style:font-name="SansSerif" fo:font-size="12.0pt" style:font-size-asian="12.0pt" style:font-size-complex="12.0pt">
</style:text-properties>
    </style:style>
    <style:style style:name="TBL_0_0_row_4" style:family="table-row">
      <style:table-row-properties style:use-optimal-row-height="false" style:row-height="0.25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3" style:family="text">
      <style:text-properties style:font-name="Times New Roman" fo:font-size="14.0pt" style:font-size-asian="14.0pt" style:font-size-complex="14.0pt">
</style:text-properties>
    </style:style>
    <style:style style:name="TBL_0_0_row_5" style:family="table-row">
      <style:table-row-properties style:use-optimal-row-height="false" style:row-height="5.63in"/>
    </style:style>
    <style:style style:name="TBL_0_0_row_6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0_row_7" style:family="table-row">
      <style:table-row-properties style:use-optimal-row-height="false" style:row-height="0.04in"/>
    </style:style>
    <style:style style:name="TBL_0_0_row_8" style:family="table-row">
      <style:table-row-properties style:use-optimal-row-height="false" style:row-height="0.34in"/>
    </style:style>
    <style:style style:name="C7" style:family="table-cell">
      <style:table-cell-properties fo:wrap-option="wrap" style:shrink-to-fit="false" fo:background-color="#000000" fo:padding-top="0.0in" fo:padding-left="0.0in" fo:padding-bottom="0.0in" fo:padding-right="0.0in" style:vertical-align="top"/>
      <style:paragraph-properties fo:text-align="start"/>
    </style:style>
    <style:style style:name="TBL_0_0_11" style:family="table">
      <style:table-properties table:align="left" style:width="11.13in"/>
    </style:style>
    <style:style style:name="TBL_0_0_11_col_0" style:family="table-column">
      <style:table-column-properties style:column-width="0.02in"/>
    </style:style>
    <style:style style:name="TBL_0_0_11_col_1" style:family="table-column">
      <style:table-column-properties style:column-width="2.73in"/>
    </style:style>
    <style:style style:name="TBL_0_0_11_col_2" style:family="table-column">
      <style:table-column-properties style:column-width="6.63in"/>
    </style:style>
    <style:style style:name="TBL_0_0_11_col_3" style:family="table-column">
      <style:table-column-properties style:column-width="1.11in"/>
    </style:style>
    <style:style style:name="TBL_0_0_11_col_4" style:family="table-column">
      <style:table-column-properties style:column-width="0.55in"/>
    </style:style>
    <style:style style:name="TBL_0_0_11_col_5" style:family="table-column">
      <style:table-column-properties style:column-width="0.06in"/>
    </style:style>
    <style:style style:name="TBL_0_0_11_row_0" style:family="table-row">
      <style:table-row-properties style:use-optimal-row-height="false" style:row-height="0.04in"/>
    </style:style>
    <style:style style:name="TBL_0_0_11_row_1" style:family="table-row">
      <style:table-row-properties style:use-optimal-row-height="false" style:row-height="0.27in"/>
    </style:style>
    <style:style style:name="C8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4" style:family="text">
      <style:text-properties fo:color="#FFFFFF" style:font-name="Times New Roman" fo:font-size="10.0pt" style:font-size-asian="10.0pt" style:font-size-complex="10.0pt">
</style:text-properties>
    </style:style>
    <style:style style:name="C9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1" style:master-page-name="master_0" style:family="table">
      <style:table-properties table:align="left" style:width="11.69in" fo:break-before="page"/>
    </style:style>
    <style:style style:name="TBL_0_1_col_0" style:family="table-column">
      <style:table-column-properties style:column-width="0.27in"/>
    </style:style>
    <style:style style:name="TBL_0_1_col_1" style:family="table-column">
      <style:table-column-properties style:column-width="1.37in"/>
    </style:style>
    <style:style style:name="TBL_0_1_col_2" style:family="table-column">
      <style:table-column-properties style:column-width="1.37in"/>
    </style:style>
    <style:style style:name="TBL_0_1_col_3" style:family="table-column">
      <style:table-column-properties style:column-width="1.37in"/>
    </style:style>
    <style:style style:name="TBL_0_1_col_4" style:family="table-column">
      <style:table-column-properties style:column-width="1.37in"/>
    </style:style>
    <style:style style:name="TBL_0_1_col_5" style:family="table-column">
      <style:table-column-properties style:column-width="1.37in"/>
    </style:style>
    <style:style style:name="TBL_0_1_col_6" style:family="table-column">
      <style:table-column-properties style:column-width="0.83in"/>
    </style:style>
    <style:style style:name="TBL_0_1_col_7" style:family="table-column">
      <style:table-column-properties style:column-width="0.54in"/>
    </style:style>
    <style:style style:name="TBL_0_1_col_8" style:family="table-column">
      <style:table-column-properties style:column-width="1.37in"/>
    </style:style>
    <style:style style:name="TBL_0_1_col_9" style:family="table-column">
      <style:table-column-properties style:column-width="1.37in"/>
    </style:style>
    <style:style style:name="TBL_0_1_col_10" style:family="table-column">
      <style:table-column-properties style:column-width="0.06in"/>
    </style:style>
    <style:style style:name="TBL_0_1_col_11" style:family="table-column">
      <style:table-column-properties style:column-width="0.06in"/>
    </style:style>
    <style:style style:name="TBL_0_1_col_12" style:family="table-column">
      <style:table-column-properties style:column-width="0.27in"/>
    </style:style>
    <style:style style:name="TBL_0_1_row_0" style:family="table-row">
      <style:table-row-properties style:use-optimal-row-height="false" style:row-height="0.27in"/>
    </style:style>
    <style:style style:name="TBL_0_1_row_1" style:family="table-row">
      <style:table-row-properties style:use-optimal-row-height="false" style:row-height="0.25in"/>
    </style:style>
    <style:style style:name="TBL_0_1_row_2" style:family="table-row">
      <style:table-row-properties style:use-optimal-row-height="false" style:row-height="0.25in"/>
    </style:style>
    <style:style style:name="C10" style:family="table-cell">
      <style:table-cell-properties fo:wrap-option="wrap" style:shrink-to-fit="false" fo:background-color="#FFFFFF" fo:padding-top="0.0in" fo:padding-left="0.0in" fo:padding-bottom="0.0in" fo:padding-right="0.0in" style:vertical-align="top"/>
      <style:paragraph-properties fo:text-align="start"/>
    </style:style>
    <style:style style:name="TBL_0_1_8" style:family="table">
      <style:table-properties table:align="left" style:width="11.06in"/>
    </style:style>
    <style:style style:name="TBL_0_1_8_col_0" style:family="table-column">
      <style:table-column-properties style:column-width="1.37in"/>
    </style:style>
    <style:style style:name="TBL_0_1_8_col_1" style:family="table-column">
      <style:table-column-properties style:column-width="1.37in"/>
    </style:style>
    <style:style style:name="TBL_0_1_8_col_2" style:family="table-column">
      <style:table-column-properties style:column-width="1.37in"/>
    </style:style>
    <style:style style:name="TBL_0_1_8_col_3" style:family="table-column">
      <style:table-column-properties style:column-width="1.37in"/>
    </style:style>
    <style:style style:name="TBL_0_1_8_col_4" style:family="table-column">
      <style:table-column-properties style:column-width="1.37in"/>
    </style:style>
    <style:style style:name="TBL_0_1_8_col_5" style:family="table-column">
      <style:table-column-properties style:column-width="1.37in"/>
    </style:style>
    <style:style style:name="TBL_0_1_8_col_6" style:family="table-column">
      <style:table-column-properties style:column-width="1.37in"/>
    </style:style>
    <style:style style:name="TBL_0_1_8_col_7" style:family="table-column">
      <style:table-column-properties style:column-width="1.37in"/>
    </style:style>
    <style:style style:name="TBL_0_1_8_col_8" style:family="table-column">
      <style:table-column-properties style:column-width="0.06in"/>
    </style:style>
    <style:style style:name="TBL_0_1_8_row_0" style:family="table-row">
      <style:table-row-properties style:use-optimal-row-height="false" style:row-height="0.25in"/>
    </style:style>
    <style:style style:name="C1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BL_0_1_row_3" style:family="table-row">
      <style:table-row-properties style:use-optimal-row-height="false" style:row-height="6.8in"/>
    </style:style>
    <style:style style:name="TBL_0_1_row_4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1_row_5" style:family="table-row">
      <style:table-row-properties style:use-optimal-row-height="false" style:row-height="0.04in"/>
    </style:style>
    <style:style style:name="TBL_0_1_row_6" style:family="table-row">
      <style:table-row-properties style:use-optimal-row-height="false" style:row-height="0.34in"/>
    </style:style>
    <style:style style:name="TBL_0_1_10" style:family="table">
      <style:table-properties table:align="left" style:width="11.13in"/>
    </style:style>
    <style:style style:name="TBL_0_1_10_col_0" style:family="table-column">
      <style:table-column-properties style:column-width="0.02in"/>
    </style:style>
    <style:style style:name="TBL_0_1_10_col_1" style:family="table-column">
      <style:table-column-properties style:column-width="2.73in"/>
    </style:style>
    <style:style style:name="TBL_0_1_10_col_2" style:family="table-column">
      <style:table-column-properties style:column-width="6.63in"/>
    </style:style>
    <style:style style:name="TBL_0_1_10_col_3" style:family="table-column">
      <style:table-column-properties style:column-width="1.11in"/>
    </style:style>
    <style:style style:name="TBL_0_1_10_col_4" style:family="table-column">
      <style:table-column-properties style:column-width="0.55in"/>
    </style:style>
    <style:style style:name="TBL_0_1_10_col_5" style:family="table-column">
      <style:table-column-properties style:column-width="0.06in"/>
    </style:style>
    <style:style style:name="TBL_0_1_10_row_0" style:family="table-row">
      <style:table-row-properties style:use-optimal-row-height="false" style:row-height="0.04in"/>
    </style:style>
    <style:style style:name="TBL_0_1_10_row_1" style:family="table-row">
      <style:table-row-properties style:use-optimal-row-height="false" style:row-height="0.27in"/>
    </style:style>
    <style:style style:name="TBL_0_2" style:master-page-name="master_0" style:family="table">
      <style:table-properties table:align="left" style:width="11.69in" fo:break-before="page"/>
    </style:style>
    <style:style style:name="TBL_0_2_col_0" style:family="table-column">
      <style:table-column-properties style:column-width="0.27in"/>
    </style:style>
    <style:style style:name="TBL_0_2_col_1" style:family="table-column">
      <style:table-column-properties style:column-width="1.37in"/>
    </style:style>
    <style:style style:name="TBL_0_2_col_2" style:family="table-column">
      <style:table-column-properties style:column-width="1.37in"/>
    </style:style>
    <style:style style:name="TBL_0_2_col_3" style:family="table-column">
      <style:table-column-properties style:column-width="1.37in"/>
    </style:style>
    <style:style style:name="TBL_0_2_col_4" style:family="table-column">
      <style:table-column-properties style:column-width="1.37in"/>
    </style:style>
    <style:style style:name="TBL_0_2_col_5" style:family="table-column">
      <style:table-column-properties style:column-width="1.37in"/>
    </style:style>
    <style:style style:name="TBL_0_2_col_6" style:family="table-column">
      <style:table-column-properties style:column-width="0.83in"/>
    </style:style>
    <style:style style:name="TBL_0_2_col_7" style:family="table-column">
      <style:table-column-properties style:column-width="0.54in"/>
    </style:style>
    <style:style style:name="TBL_0_2_col_8" style:family="table-column">
      <style:table-column-properties style:column-width="1.37in"/>
    </style:style>
    <style:style style:name="TBL_0_2_col_9" style:family="table-column">
      <style:table-column-properties style:column-width="1.37in"/>
    </style:style>
    <style:style style:name="TBL_0_2_col_10" style:family="table-column">
      <style:table-column-properties style:column-width="0.06in"/>
    </style:style>
    <style:style style:name="TBL_0_2_col_11" style:family="table-column">
      <style:table-column-properties style:column-width="0.06in"/>
    </style:style>
    <style:style style:name="TBL_0_2_col_12" style:family="table-column">
      <style:table-column-properties style:column-width="0.27in"/>
    </style:style>
    <style:style style:name="TBL_0_2_row_0" style:family="table-row">
      <style:table-row-properties style:use-optimal-row-height="false" style:row-height="0.27in"/>
    </style:style>
    <style:style style:name="TBL_0_2_row_1" style:family="table-row">
      <style:table-row-properties style:use-optimal-row-height="false" style:row-height="0.25in"/>
    </style:style>
    <style:style style:name="TBL_0_2_row_2" style:family="table-row">
      <style:table-row-properties style:use-optimal-row-height="false" style:row-height="0.25in"/>
    </style:style>
    <style:style style:name="C12" style:family="table-cell">
      <style:table-cell-properties fo:wrap-option="wrap" style:shrink-to-fit="false" fo:background-color="#F0EFEF" fo:padding-top="0.0in" fo:padding-left="0.0in" fo:padding-bottom="0.0in" fo:padding-right="0.0in" style:vertical-align="top"/>
      <style:paragraph-properties fo:text-align="start"/>
    </style:style>
    <style:style style:name="TBL_0_2_8" style:family="table">
      <style:table-properties table:align="left" style:width="11.06in"/>
    </style:style>
    <style:style style:name="TBL_0_2_8_col_0" style:family="table-column">
      <style:table-column-properties style:column-width="1.37in"/>
    </style:style>
    <style:style style:name="TBL_0_2_8_col_1" style:family="table-column">
      <style:table-column-properties style:column-width="1.37in"/>
    </style:style>
    <style:style style:name="TBL_0_2_8_col_2" style:family="table-column">
      <style:table-column-properties style:column-width="1.37in"/>
    </style:style>
    <style:style style:name="TBL_0_2_8_col_3" style:family="table-column">
      <style:table-column-properties style:column-width="1.37in"/>
    </style:style>
    <style:style style:name="TBL_0_2_8_col_4" style:family="table-column">
      <style:table-column-properties style:column-width="1.37in"/>
    </style:style>
    <style:style style:name="TBL_0_2_8_col_5" style:family="table-column">
      <style:table-column-properties style:column-width="1.37in"/>
    </style:style>
    <style:style style:name="TBL_0_2_8_col_6" style:family="table-column">
      <style:table-column-properties style:column-width="1.37in"/>
    </style:style>
    <style:style style:name="TBL_0_2_8_col_7" style:family="table-column">
      <style:table-column-properties style:column-width="1.37in"/>
    </style:style>
    <style:style style:name="TBL_0_2_8_col_8" style:family="table-column">
      <style:table-column-properties style:column-width="0.06in"/>
    </style:style>
    <style:style style:name="TBL_0_2_8_row_0" style:family="table-row">
      <style:table-row-properties style:use-optimal-row-height="false" style:row-height="0.25in"/>
    </style:style>
    <style:style style:name="TBL_0_2_row_3" style:family="table-row">
      <style:table-row-properties style:use-optimal-row-height="false" style:row-height="6.8in"/>
    </style:style>
    <style:style style:name="TBL_0_2_row_4" style:family="table-row">
      <style:table-row-properties style:use-optimal-row-height="false" style:row-height="0.01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2_row_5" style:family="table-row">
      <style:table-row-properties style:use-optimal-row-height="false" style:row-height="0.04in"/>
    </style:style>
    <style:style style:name="TBL_0_2_row_6" style:family="table-row">
      <style:table-row-properties style:use-optimal-row-height="false" style:row-height="0.34in"/>
    </style:style>
    <style:style style:name="TBL_0_2_10" style:family="table">
      <style:table-properties table:align="left" style:width="11.13in"/>
    </style:style>
    <style:style style:name="TBL_0_2_10_col_0" style:family="table-column">
      <style:table-column-properties style:column-width="0.02in"/>
    </style:style>
    <style:style style:name="TBL_0_2_10_col_1" style:family="table-column">
      <style:table-column-properties style:column-width="2.73in"/>
    </style:style>
    <style:style style:name="TBL_0_2_10_col_2" style:family="table-column">
      <style:table-column-properties style:column-width="6.63in"/>
    </style:style>
    <style:style style:name="TBL_0_2_10_col_3" style:family="table-column">
      <style:table-column-properties style:column-width="1.11in"/>
    </style:style>
    <style:style style:name="TBL_0_2_10_col_4" style:family="table-column">
      <style:table-column-properties style:column-width="0.55in"/>
    </style:style>
    <style:style style:name="TBL_0_2_10_col_5" style:family="table-column">
      <style:table-column-properties style:column-width="0.06in"/>
    </style:style>
    <style:style style:name="TBL_0_2_10_row_0" style:family="table-row">
      <style:table-row-properties style:use-optimal-row-height="false" style:row-height="0.04in"/>
    </style:style>
    <style:style style:name="TBL_0_2_10_row_1" style:family="table-row">
      <style:table-row-properties style:use-optimal-row-height="false" style:row-height="0.27in"/>
    </style:style>
    <style:style style:name="TBL_0_3" style:master-page-name="master_0" style:family="table">
      <style:table-properties table:align="left" style:width="11.69in" fo:break-before="page"/>
    </style:style>
    <style:style style:name="TBL_0_3_col_0" style:family="table-column">
      <style:table-column-properties style:column-width="0.27in"/>
    </style:style>
    <style:style style:name="TBL_0_3_col_1" style:family="table-column">
      <style:table-column-properties style:column-width="1.37in"/>
    </style:style>
    <style:style style:name="TBL_0_3_col_2" style:family="table-column">
      <style:table-column-properties style:column-width="1.37in"/>
    </style:style>
    <style:style style:name="TBL_0_3_col_3" style:family="table-column">
      <style:table-column-properties style:column-width="1.37in"/>
    </style:style>
    <style:style style:name="TBL_0_3_col_4" style:family="table-column">
      <style:table-column-properties style:column-width="1.37in"/>
    </style:style>
    <style:style style:name="TBL_0_3_col_5" style:family="table-column">
      <style:table-column-properties style:column-width="1.37in"/>
    </style:style>
    <style:style style:name="TBL_0_3_col_6" style:family="table-column">
      <style:table-column-properties style:column-width="0.83in"/>
    </style:style>
    <style:style style:name="TBL_0_3_col_7" style:family="table-column">
      <style:table-column-properties style:column-width="0.54in"/>
    </style:style>
    <style:style style:name="TBL_0_3_col_8" style:family="table-column">
      <style:table-column-properties style:column-width="1.37in"/>
    </style:style>
    <style:style style:name="TBL_0_3_col_9" style:family="table-column">
      <style:table-column-properties style:column-width="1.37in"/>
    </style:style>
    <style:style style:name="TBL_0_3_col_10" style:family="table-column">
      <style:table-column-properties style:column-width="0.06in"/>
    </style:style>
    <style:style style:name="TBL_0_3_col_11" style:family="table-column">
      <style:table-column-properties style:column-width="0.06in"/>
    </style:style>
    <style:style style:name="TBL_0_3_col_12" style:family="table-column">
      <style:table-column-properties style:column-width="0.27in"/>
    </style:style>
    <style:style style:name="TBL_0_3_row_0" style:family="table-row">
      <style:table-row-properties style:use-optimal-row-height="false" style:row-height="0.27in"/>
    </style:style>
    <style:style style:name="TBL_0_3_row_1" style:family="table-row">
      <style:table-row-properties style:use-optimal-row-height="false" style:row-height="0.25in"/>
    </style:style>
    <style:style style:name="TBL_0_3_row_2" style:family="table-row">
      <style:table-row-properties style:use-optimal-row-height="false" style:row-height="0.25in"/>
    </style:style>
    <style:style style:name="TBL_0_3_8" style:family="table">
      <style:table-properties table:align="left" style:width="11.06in"/>
    </style:style>
    <style:style style:name="TBL_0_3_8_col_0" style:family="table-column">
      <style:table-column-properties style:column-width="1.37in"/>
    </style:style>
    <style:style style:name="TBL_0_3_8_col_1" style:family="table-column">
      <style:table-column-properties style:column-width="1.37in"/>
    </style:style>
    <style:style style:name="TBL_0_3_8_col_2" style:family="table-column">
      <style:table-column-properties style:column-width="1.37in"/>
    </style:style>
    <style:style style:name="TBL_0_3_8_col_3" style:family="table-column">
      <style:table-column-properties style:column-width="1.37in"/>
    </style:style>
    <style:style style:name="TBL_0_3_8_col_4" style:family="table-column">
      <style:table-column-properties style:column-width="1.37in"/>
    </style:style>
    <style:style style:name="TBL_0_3_8_col_5" style:family="table-column">
      <style:table-column-properties style:column-width="1.37in"/>
    </style:style>
    <style:style style:name="TBL_0_3_8_col_6" style:family="table-column">
      <style:table-column-properties style:column-width="1.37in"/>
    </style:style>
    <style:style style:name="TBL_0_3_8_col_7" style:family="table-column">
      <style:table-column-properties style:column-width="1.37in"/>
    </style:style>
    <style:style style:name="TBL_0_3_8_col_8" style:family="table-column">
      <style:table-column-properties style:column-width="0.06in"/>
    </style:style>
    <style:style style:name="TBL_0_3_8_row_0" style:family="table-row">
      <style:table-row-properties style:use-optimal-row-height="false" style:row-height="0.25in"/>
    </style:style>
    <style:style style:name="TBL_0_3_row_3" style:family="table-row">
      <style:table-row-properties style:use-optimal-row-height="false" style:row-height="6.8in"/>
    </style:style>
    <style:style style:name="TBL_0_3_row_4" style:family="table-row">
      <style:table-row-properties style:use-optimal-row-height="false" style:row-height="0.01in"/>
    </style:style>
    <style:style style:name="G3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3_row_5" style:family="table-row">
      <style:table-row-properties style:use-optimal-row-height="false" style:row-height="0.04in"/>
    </style:style>
    <style:style style:name="TBL_0_3_row_6" style:family="table-row">
      <style:table-row-properties style:use-optimal-row-height="false" style:row-height="0.34in"/>
    </style:style>
    <style:style style:name="TBL_0_3_10" style:family="table">
      <style:table-properties table:align="left" style:width="11.13in"/>
    </style:style>
    <style:style style:name="TBL_0_3_10_col_0" style:family="table-column">
      <style:table-column-properties style:column-width="0.02in"/>
    </style:style>
    <style:style style:name="TBL_0_3_10_col_1" style:family="table-column">
      <style:table-column-properties style:column-width="2.73in"/>
    </style:style>
    <style:style style:name="TBL_0_3_10_col_2" style:family="table-column">
      <style:table-column-properties style:column-width="6.63in"/>
    </style:style>
    <style:style style:name="TBL_0_3_10_col_3" style:family="table-column">
      <style:table-column-properties style:column-width="1.11in"/>
    </style:style>
    <style:style style:name="TBL_0_3_10_col_4" style:family="table-column">
      <style:table-column-properties style:column-width="0.55in"/>
    </style:style>
    <style:style style:name="TBL_0_3_10_col_5" style:family="table-column">
      <style:table-column-properties style:column-width="0.06in"/>
    </style:style>
    <style:style style:name="TBL_0_3_10_row_0" style:family="table-row">
      <style:table-row-properties style:use-optimal-row-height="false" style:row-height="0.04in"/>
    </style:style>
    <style:style style:name="TBL_0_3_10_row_1" style:family="table-row">
      <style:table-row-properties style:use-optimal-row-height="false" style:row-height="0.27in"/>
    </style:style>
    <style:style style:name="TBL_0_4" style:master-page-name="master_0" style:family="table">
      <style:table-properties table:align="left" style:width="11.69in" fo:break-before="page"/>
    </style:style>
    <style:style style:name="TBL_0_4_col_0" style:family="table-column">
      <style:table-column-properties style:column-width="0.27in"/>
    </style:style>
    <style:style style:name="TBL_0_4_col_1" style:family="table-column">
      <style:table-column-properties style:column-width="1.37in"/>
    </style:style>
    <style:style style:name="TBL_0_4_col_2" style:family="table-column">
      <style:table-column-properties style:column-width="1.37in"/>
    </style:style>
    <style:style style:name="TBL_0_4_col_3" style:family="table-column">
      <style:table-column-properties style:column-width="1.37in"/>
    </style:style>
    <style:style style:name="TBL_0_4_col_4" style:family="table-column">
      <style:table-column-properties style:column-width="1.37in"/>
    </style:style>
    <style:style style:name="TBL_0_4_col_5" style:family="table-column">
      <style:table-column-properties style:column-width="1.37in"/>
    </style:style>
    <style:style style:name="TBL_0_4_col_6" style:family="table-column">
      <style:table-column-properties style:column-width="0.83in"/>
    </style:style>
    <style:style style:name="TBL_0_4_col_7" style:family="table-column">
      <style:table-column-properties style:column-width="0.54in"/>
    </style:style>
    <style:style style:name="TBL_0_4_col_8" style:family="table-column">
      <style:table-column-properties style:column-width="1.37in"/>
    </style:style>
    <style:style style:name="TBL_0_4_col_9" style:family="table-column">
      <style:table-column-properties style:column-width="1.37in"/>
    </style:style>
    <style:style style:name="TBL_0_4_col_10" style:family="table-column">
      <style:table-column-properties style:column-width="0.06in"/>
    </style:style>
    <style:style style:name="TBL_0_4_col_11" style:family="table-column">
      <style:table-column-properties style:column-width="0.06in"/>
    </style:style>
    <style:style style:name="TBL_0_4_col_12" style:family="table-column">
      <style:table-column-properties style:column-width="0.27in"/>
    </style:style>
    <style:style style:name="TBL_0_4_row_0" style:family="table-row">
      <style:table-row-properties style:use-optimal-row-height="false" style:row-height="0.27in"/>
    </style:style>
    <style:style style:name="TBL_0_4_row_1" style:family="table-row">
      <style:table-row-properties style:use-optimal-row-height="false" style:row-height="0.25in"/>
    </style:style>
    <style:style style:name="TBL_0_4_row_2" style:family="table-row">
      <style:table-row-properties style:use-optimal-row-height="false" style:row-height="0.25in"/>
    </style:style>
    <style:style style:name="TBL_0_4_8" style:family="table">
      <style:table-properties table:align="left" style:width="11.06in"/>
    </style:style>
    <style:style style:name="TBL_0_4_8_col_0" style:family="table-column">
      <style:table-column-properties style:column-width="1.37in"/>
    </style:style>
    <style:style style:name="TBL_0_4_8_col_1" style:family="table-column">
      <style:table-column-properties style:column-width="1.37in"/>
    </style:style>
    <style:style style:name="TBL_0_4_8_col_2" style:family="table-column">
      <style:table-column-properties style:column-width="1.37in"/>
    </style:style>
    <style:style style:name="TBL_0_4_8_col_3" style:family="table-column">
      <style:table-column-properties style:column-width="1.37in"/>
    </style:style>
    <style:style style:name="TBL_0_4_8_col_4" style:family="table-column">
      <style:table-column-properties style:column-width="1.37in"/>
    </style:style>
    <style:style style:name="TBL_0_4_8_col_5" style:family="table-column">
      <style:table-column-properties style:column-width="1.37in"/>
    </style:style>
    <style:style style:name="TBL_0_4_8_col_6" style:family="table-column">
      <style:table-column-properties style:column-width="1.37in"/>
    </style:style>
    <style:style style:name="TBL_0_4_8_col_7" style:family="table-column">
      <style:table-column-properties style:column-width="1.37in"/>
    </style:style>
    <style:style style:name="TBL_0_4_8_col_8" style:family="table-column">
      <style:table-column-properties style:column-width="0.06in"/>
    </style:style>
    <style:style style:name="TBL_0_4_8_row_0" style:family="table-row">
      <style:table-row-properties style:use-optimal-row-height="false" style:row-height="0.25in"/>
    </style:style>
    <style:style style:name="TBL_0_4_row_3" style:family="table-row">
      <style:table-row-properties style:use-optimal-row-height="false" style:row-height="6.8in"/>
    </style:style>
    <style:style style:name="TBL_0_4_row_4" style:family="table-row">
      <style:table-row-properties style:use-optimal-row-height="false" style:row-height="0.01in"/>
    </style:style>
    <style:style style:name="G4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4_row_5" style:family="table-row">
      <style:table-row-properties style:use-optimal-row-height="false" style:row-height="0.04in"/>
    </style:style>
    <style:style style:name="TBL_0_4_row_6" style:family="table-row">
      <style:table-row-properties style:use-optimal-row-height="false" style:row-height="0.34in"/>
    </style:style>
    <style:style style:name="TBL_0_4_10" style:family="table">
      <style:table-properties table:align="left" style:width="11.13in"/>
    </style:style>
    <style:style style:name="TBL_0_4_10_col_0" style:family="table-column">
      <style:table-column-properties style:column-width="0.02in"/>
    </style:style>
    <style:style style:name="TBL_0_4_10_col_1" style:family="table-column">
      <style:table-column-properties style:column-width="2.73in"/>
    </style:style>
    <style:style style:name="TBL_0_4_10_col_2" style:family="table-column">
      <style:table-column-properties style:column-width="6.63in"/>
    </style:style>
    <style:style style:name="TBL_0_4_10_col_3" style:family="table-column">
      <style:table-column-properties style:column-width="1.11in"/>
    </style:style>
    <style:style style:name="TBL_0_4_10_col_4" style:family="table-column">
      <style:table-column-properties style:column-width="0.55in"/>
    </style:style>
    <style:style style:name="TBL_0_4_10_col_5" style:family="table-column">
      <style:table-column-properties style:column-width="0.06in"/>
    </style:style>
    <style:style style:name="TBL_0_4_10_row_0" style:family="table-row">
      <style:table-row-properties style:use-optimal-row-height="false" style:row-height="0.04in"/>
    </style:style>
    <style:style style:name="TBL_0_4_10_row_1" style:family="table-row">
      <style:table-row-properties style:use-optimal-row-height="false" style:row-height="0.27in"/>
    </style:style>
    <style:style style:name="TBL_0_5" style:master-page-name="master_0" style:family="table">
      <style:table-properties table:align="left" style:width="11.69in" fo:break-before="page"/>
    </style:style>
    <style:style style:name="TBL_0_5_col_0" style:family="table-column">
      <style:table-column-properties style:column-width="0.27in"/>
    </style:style>
    <style:style style:name="TBL_0_5_col_1" style:family="table-column">
      <style:table-column-properties style:column-width="1.37in"/>
    </style:style>
    <style:style style:name="TBL_0_5_col_2" style:family="table-column">
      <style:table-column-properties style:column-width="1.37in"/>
    </style:style>
    <style:style style:name="TBL_0_5_col_3" style:family="table-column">
      <style:table-column-properties style:column-width="1.37in"/>
    </style:style>
    <style:style style:name="TBL_0_5_col_4" style:family="table-column">
      <style:table-column-properties style:column-width="1.37in"/>
    </style:style>
    <style:style style:name="TBL_0_5_col_5" style:family="table-column">
      <style:table-column-properties style:column-width="1.37in"/>
    </style:style>
    <style:style style:name="TBL_0_5_col_6" style:family="table-column">
      <style:table-column-properties style:column-width="0.83in"/>
    </style:style>
    <style:style style:name="TBL_0_5_col_7" style:family="table-column">
      <style:table-column-properties style:column-width="0.54in"/>
    </style:style>
    <style:style style:name="TBL_0_5_col_8" style:family="table-column">
      <style:table-column-properties style:column-width="1.37in"/>
    </style:style>
    <style:style style:name="TBL_0_5_col_9" style:family="table-column">
      <style:table-column-properties style:column-width="1.37in"/>
    </style:style>
    <style:style style:name="TBL_0_5_col_10" style:family="table-column">
      <style:table-column-properties style:column-width="0.06in"/>
    </style:style>
    <style:style style:name="TBL_0_5_col_11" style:family="table-column">
      <style:table-column-properties style:column-width="0.06in"/>
    </style:style>
    <style:style style:name="TBL_0_5_col_12" style:family="table-column">
      <style:table-column-properties style:column-width="0.27in"/>
    </style:style>
    <style:style style:name="TBL_0_5_row_0" style:family="table-row">
      <style:table-row-properties style:use-optimal-row-height="false" style:row-height="0.27in"/>
    </style:style>
    <style:style style:name="TBL_0_5_row_1" style:family="table-row">
      <style:table-row-properties style:use-optimal-row-height="false" style:row-height="0.25in"/>
    </style:style>
    <style:style style:name="TBL_0_5_row_2" style:family="table-row">
      <style:table-row-properties style:use-optimal-row-height="false" style:row-height="0.25in"/>
    </style:style>
    <style:style style:name="TBL_0_5_8" style:family="table">
      <style:table-properties table:align="left" style:width="11.06in"/>
    </style:style>
    <style:style style:name="TBL_0_5_8_col_0" style:family="table-column">
      <style:table-column-properties style:column-width="1.37in"/>
    </style:style>
    <style:style style:name="TBL_0_5_8_col_1" style:family="table-column">
      <style:table-column-properties style:column-width="1.37in"/>
    </style:style>
    <style:style style:name="TBL_0_5_8_col_2" style:family="table-column">
      <style:table-column-properties style:column-width="1.37in"/>
    </style:style>
    <style:style style:name="TBL_0_5_8_col_3" style:family="table-column">
      <style:table-column-properties style:column-width="1.37in"/>
    </style:style>
    <style:style style:name="TBL_0_5_8_col_4" style:family="table-column">
      <style:table-column-properties style:column-width="1.37in"/>
    </style:style>
    <style:style style:name="TBL_0_5_8_col_5" style:family="table-column">
      <style:table-column-properties style:column-width="1.37in"/>
    </style:style>
    <style:style style:name="TBL_0_5_8_col_6" style:family="table-column">
      <style:table-column-properties style:column-width="1.37in"/>
    </style:style>
    <style:style style:name="TBL_0_5_8_col_7" style:family="table-column">
      <style:table-column-properties style:column-width="1.37in"/>
    </style:style>
    <style:style style:name="TBL_0_5_8_col_8" style:family="table-column">
      <style:table-column-properties style:column-width="0.06in"/>
    </style:style>
    <style:style style:name="TBL_0_5_8_row_0" style:family="table-row">
      <style:table-row-properties style:use-optimal-row-height="false" style:row-height="0.25in"/>
    </style:style>
    <style:style style:name="TBL_0_5_row_3" style:family="table-row">
      <style:table-row-properties style:use-optimal-row-height="false" style:row-height="6.8in"/>
    </style:style>
    <style:style style:name="TBL_0_5_row_4" style:family="table-row">
      <style:table-row-properties style:use-optimal-row-height="false" style:row-height="0.01in"/>
    </style:style>
    <style:style style:name="G5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5_row_5" style:family="table-row">
      <style:table-row-properties style:use-optimal-row-height="false" style:row-height="0.04in"/>
    </style:style>
    <style:style style:name="TBL_0_5_row_6" style:family="table-row">
      <style:table-row-properties style:use-optimal-row-height="false" style:row-height="0.34in"/>
    </style:style>
    <style:style style:name="TBL_0_5_10" style:family="table">
      <style:table-properties table:align="left" style:width="11.13in"/>
    </style:style>
    <style:style style:name="TBL_0_5_10_col_0" style:family="table-column">
      <style:table-column-properties style:column-width="0.02in"/>
    </style:style>
    <style:style style:name="TBL_0_5_10_col_1" style:family="table-column">
      <style:table-column-properties style:column-width="2.73in"/>
    </style:style>
    <style:style style:name="TBL_0_5_10_col_2" style:family="table-column">
      <style:table-column-properties style:column-width="6.63in"/>
    </style:style>
    <style:style style:name="TBL_0_5_10_col_3" style:family="table-column">
      <style:table-column-properties style:column-width="1.11in"/>
    </style:style>
    <style:style style:name="TBL_0_5_10_col_4" style:family="table-column">
      <style:table-column-properties style:column-width="0.55in"/>
    </style:style>
    <style:style style:name="TBL_0_5_10_col_5" style:family="table-column">
      <style:table-column-properties style:column-width="0.06in"/>
    </style:style>
    <style:style style:name="TBL_0_5_10_row_0" style:family="table-row">
      <style:table-row-properties style:use-optimal-row-height="false" style:row-height="0.04in"/>
    </style:style>
    <style:style style:name="TBL_0_5_10_row_1" style:family="table-row">
      <style:table-row-properties style:use-optimal-row-height="false" style:row-height="0.27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 table:number-columns-spanned="10">
            <table:table is-subtable="true" table:name="TBL_0_0_0" table:style-name="TBL_0_0_0">
              <table:table-column table:style-name="TBL_0_0_0_col_0">
</table:table-column>
              <table:table-column table:style-name="TBL_0_0_0_col_1">
</table:table-column>
              <table:table-column table:style-name="TBL_0_0_0_col_2">
</table:table-column>
              <table:table-column table:style-name="TBL_0_0_0_col_3">
</table:table-column>
              <table:table-row table:style-name="TBL_0_0_0_row_0">
                <table:table-cell table:style-name="C2" table:number-rows-spanned="2">
                  <text:p text:style-name="P0"><text:bookmark text:name="JR_PAGE_ANCHOR_0_1"/>
<text:span text:style-name="T0">Transaksi Warga</text:span></text:p>
                </table:table-cell>
                <table:table-cell table:style-name="C0"/>
                <table:table-cell table:style-name="C0"/>
                <table:table-cell table:style-name="C0"/>
              </table:table-row>
              <table:table-row table:style-name="TBL_0_0_0_row_1">
                <table:covered-table-cell/>
                <table:table-cell table:style-name="C0"/>
                <table:table-cell table:style-name="C3">
                  <text:p text:style-name="P1"><text:span text:style-name="T1">Komplek Depkes III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4" table:number-columns-spanned="10">
            <table:table is-subtable="true" table:name="TBL_0_0_1" table:style-name="TBL_0_0_1">
              <table:table-column table:style-name="TBL_0_0_1_col_0">
</table:table-column>
              <table:table-column table:style-name="TBL_0_0_1_col_1">
</table:table-column>
              <table:table-column table:style-name="TBL_0_0_1_col_2">
</table:table-column>
              <table:table-row table:style-name="TBL_0_0_1_row_0">
                <table:table-cell table:style-name="C0"/>
                <table:table-cell table:style-name="C0"/>
                <table:table-cell table:style-name="C0"/>
              </table:table-row>
              <table:table-row table:style-name="TBL_0_0_1_row_1">
                <table:table-cell table:style-name="C0"/>
                <table:table-cell table:style-name="C5">
                  <text:p text:style-name="P1"><text:span text:style-name="T2">Tuesday 18 August 202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">
          <table:table-cell table:style-name="C0"/>
          <table:table-cell table:style-name="C6">
            <text:p text:style-name="P2"><text:span text:style-name="T3">Virtual Account</text:span></text:p>
          </table:table-cell>
          <table:table-cell table:style-name="C6">
            <text:p text:style-name="P2"><text:span text:style-name="T3">Nama</text:span></text:p>
          </table:table-cell>
          <table:table-cell table:style-name="C6">
            <text:p text:style-name="P2"><text:span text:style-name="T3">Tanggal Bayar</text:span></text:p>
          </table:table-cell>
          <table:table-cell table:style-name="C6">
            <text:p text:style-name="P2"><text:span text:style-name="T3">Iuran</text:span></text:p>
          </table:table-cell>
          <table:table-cell table:style-name="C6">
            <text:p text:style-name="P2"><text:span text:style-name="T3">Bulan Bayar</text:span></text:p>
          </table:table-cell>
          <table:table-cell table:style-name="C6" table:number-columns-spanned="2">
            <text:p text:style-name="P2"><text:span text:style-name="T3">Kebersihan</text:span></text:p>
          </table:table-cell>
          <table:covered-table-cell/>
          <table:table-cell table:style-name="C6">
            <text:p text:style-name="P2"><text:span text:style-name="T3">Kesehatan</text:span></text:p>
          </table:table-cell>
          <table:table-cell table:style-name="C6">
            <text:p text:style-name="P2"><text:span text:style-name="T3">Total</text:span></text:p>
          </table:table-cell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number-columns-spanned="6">
            <text:p><draw:line text:anchor-type="paragraph" draw:style-name="G0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7" table:number-columns-spanned="10">
            <table:table is-subtable="true" table:name="TBL_0_0_11" table:style-name="TBL_0_0_11">
              <table:table-column table:style-name="TBL_0_0_11_col_0">
</table:table-column>
              <table:table-column table:style-name="TBL_0_0_11_col_1">
</table:table-column>
              <table:table-column table:style-name="TBL_0_0_11_col_2">
</table:table-column>
              <table:table-column table:style-name="TBL_0_0_11_col_3">
</table:table-column>
              <table:table-column table:style-name="TBL_0_0_11_col_4">
</table:table-column>
              <table:table-column table:style-name="TBL_0_0_11_col_5">
</table:table-column>
              <table:table-row table:style-name="TBL_0_0_11_row_0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11_row_1">
                <table:table-cell table:style-name="C0"/>
                <table:table-cell table:style-name="C8">
                  <text:p text:style-name="P3"><text:span text:style-name="T4">Tuesday 18 August 2020</text:span></text:p>
                </table:table-cell>
                <table:table-cell table:style-name="C0"/>
                <table:table-cell table:style-name="C9">
                  <text:p text:style-name="P4"><text:span text:style-name="T4">Page 1 of</text:span></text:p>
                </table:table-cell>
                <table:table-cell table:style-name="C8">
                  <text:p text:style-name="P3"><text:span text:style-name="T4"> 6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column table:style-name="TBL_0_1_col_7">
</table:table-column>
        <table:table-column table:style-name="TBL_0_1_col_8">
</table:table-column>
        <table:table-column table:style-name="TBL_0_1_col_9">
</table:table-column>
        <table:table-column table:style-name="TBL_0_1_col_10">
</table:table-column>
        <table:table-column table:style-name="TBL_0_1_col_11">
</table:table-column>
        <table:table-column table:style-name="TBL_0_1_col_12">
</table:table-column>
        <table:table-row table:style-name="TBL_0_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">
          <table:table-cell table:style-name="C0"/>
          <table:table-cell table:style-name="C6">
            <text:p text:style-name="P2"><text:bookmark text:name="JR_PAGE_ANCHOR_0_2"/>
<text:span text:style-name="T3">Virtual Account</text:span></text:p>
          </table:table-cell>
          <table:table-cell table:style-name="C6">
            <text:p text:style-name="P2"><text:span text:style-name="T3">Nama</text:span></text:p>
          </table:table-cell>
          <table:table-cell table:style-name="C6">
            <text:p text:style-name="P2"><text:span text:style-name="T3">Tanggal Bayar</text:span></text:p>
          </table:table-cell>
          <table:table-cell table:style-name="C6">
            <text:p text:style-name="P2"><text:span text:style-name="T3">Iuran</text:span></text:p>
          </table:table-cell>
          <table:table-cell table:style-name="C6">
            <text:p text:style-name="P2"><text:span text:style-name="T3">Bulan Bayar</text:span></text:p>
          </table:table-cell>
          <table:table-cell table:style-name="C6" table:number-columns-spanned="2">
            <text:p text:style-name="P2"><text:span text:style-name="T3">Kebersihan</text:span></text:p>
          </table:table-cell>
          <table:covered-table-cell/>
          <table:table-cell table:style-name="C6">
            <text:p text:style-name="P2"><text:span text:style-name="T3">Kesehatan</text:span></text:p>
          </table:table-cell>
          <table:table-cell table:style-name="C6">
            <text:p text:style-name="P2"><text:span text:style-name="T3">Total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1_row_2">
          <table:table-cell table:style-name="C0"/>
          <table:table-cell table:style-name="C10" table:number-columns-spanned="10">
            <table:table is-subtable="true" table:name="TBL_0_1_8" table:style-name="TBL_0_1_8">
              <table:table-column table:style-name="TBL_0_1_8_col_0">
</table:table-column>
              <table:table-column table:style-name="TBL_0_1_8_col_1">
</table:table-column>
              <table:table-column table:style-name="TBL_0_1_8_col_2">
</table:table-column>
              <table:table-column table:style-name="TBL_0_1_8_col_3">
</table:table-column>
              <table:table-column table:style-name="TBL_0_1_8_col_4">
</table:table-column>
              <table:table-column table:style-name="TBL_0_1_8_col_5">
</table:table-column>
              <table:table-column table:style-name="TBL_0_1_8_col_6">
</table:table-column>
              <table:table-column table:style-name="TBL_0_1_8_col_7">
</table:table-column>
              <table:table-column table:style-name="TBL_0_1_8_col_8">
</table:table-column>
              <table:table-row table:style-name="TBL_0_1_8_row_0">
                <table:table-cell table:style-name="C11">
                  <text:p text:style-name="P2"><text:span text:style-name="T3">1231234</text:span></text:p>
                </table:table-cell>
                <table:table-cell table:style-name="C11">
                  <text:p text:style-name="P2"><text:span text:style-name="T3">Budi</text:span></text:p>
                </table:table-cell>
                <table:table-cell table:style-name="C11">
                  <text:p text:style-name="P2"><text:span text:style-name="T3">2020-08-13</text:span></text:p>
                </table:table-cell>
                <table:table-cell table:style-name="C11">
                  <text:p text:style-name="P2"><text:span text:style-name="T3">100000</text:span></text:p>
                </table:table-cell>
                <table:table-cell table:style-name="C11">
                  <text:p text:style-name="P2"><text:span text:style-name="T3">1</text:span></text:p>
                </table:table-cell>
                <table:table-cell table:style-name="C11">
                  <text:p text:style-name="P2"><text:span text:style-name="T3">50000</text:span></text:p>
                </table:table-cell>
                <table:table-cell table:style-name="C11">
                  <text:p text:style-name="P2"><text:span text:style-name="T3">50000</text:span></text:p>
                </table:table-cell>
                <table:table-cell table:style-name="C11">
                  <text:p text:style-name="P2"><text:span text:style-name="T3">200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1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4">
          <table:table-cell table:style-name="C0"/>
          <table:table-cell table:number-columns-spanned="6">
            <text:p><draw:line text:anchor-type="paragraph" draw:style-name="G1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6">
          <table:table-cell table:style-name="C0"/>
          <table:table-cell table:style-name="C7" table:number-columns-spanned="11">
            <table:table is-subtable="true" table:name="TBL_0_1_10" table:style-name="TBL_0_1_10">
              <table:table-column table:style-name="TBL_0_1_10_col_0">
</table:table-column>
              <table:table-column table:style-name="TBL_0_1_10_col_1">
</table:table-column>
              <table:table-column table:style-name="TBL_0_1_10_col_2">
</table:table-column>
              <table:table-column table:style-name="TBL_0_1_10_col_3">
</table:table-column>
              <table:table-column table:style-name="TBL_0_1_10_col_4">
</table:table-column>
              <table:table-column table:style-name="TBL_0_1_10_col_5">
</table:table-column>
              <table:table-row table:style-name="TBL_0_1_10_row_0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1_10_row_1">
                <table:table-cell table:style-name="C0"/>
                <table:table-cell table:style-name="C8">
                  <text:p text:style-name="P3"><text:span text:style-name="T4">Tuesday 18 August 2020</text:span></text:p>
                </table:table-cell>
                <table:table-cell table:style-name="C0"/>
                <table:table-cell table:style-name="C9">
                  <text:p text:style-name="P4"><text:span text:style-name="T4">Page 2 of</text:span></text:p>
                </table:table-cell>
                <table:table-cell table:style-name="C8">
                  <text:p text:style-name="P3"><text:span text:style-name="T4"> 6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2" table:style-name="TBL_0_2">
        <table:table-column table:style-name="TBL_0_2_col_0">
</table:table-column>
        <table:table-column table:style-name="TBL_0_2_col_1">
</table:table-column>
        <table:table-column table:style-name="TBL_0_2_col_2">
</table:table-column>
        <table:table-column table:style-name="TBL_0_2_col_3">
</table:table-column>
        <table:table-column table:style-name="TBL_0_2_col_4">
</table:table-column>
        <table:table-column table:style-name="TBL_0_2_col_5">
</table:table-column>
        <table:table-column table:style-name="TBL_0_2_col_6">
</table:table-column>
        <table:table-column table:style-name="TBL_0_2_col_7">
</table:table-column>
        <table:table-column table:style-name="TBL_0_2_col_8">
</table:table-column>
        <table:table-column table:style-name="TBL_0_2_col_9">
</table:table-column>
        <table:table-column table:style-name="TBL_0_2_col_10">
</table:table-column>
        <table:table-column table:style-name="TBL_0_2_col_11">
</table:table-column>
        <table:table-column table:style-name="TBL_0_2_col_12">
</table:table-column>
        <table:table-row table:style-name="TBL_0_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">
          <table:table-cell table:style-name="C0"/>
          <table:table-cell table:style-name="C6">
            <text:p text:style-name="P2"><text:bookmark text:name="JR_PAGE_ANCHOR_0_3"/>
<text:span text:style-name="T3">Virtual Account</text:span></text:p>
          </table:table-cell>
          <table:table-cell table:style-name="C6">
            <text:p text:style-name="P2"><text:span text:style-name="T3">Nama</text:span></text:p>
          </table:table-cell>
          <table:table-cell table:style-name="C6">
            <text:p text:style-name="P2"><text:span text:style-name="T3">Tanggal Bayar</text:span></text:p>
          </table:table-cell>
          <table:table-cell table:style-name="C6">
            <text:p text:style-name="P2"><text:span text:style-name="T3">Iuran</text:span></text:p>
          </table:table-cell>
          <table:table-cell table:style-name="C6">
            <text:p text:style-name="P2"><text:span text:style-name="T3">Bulan Bayar</text:span></text:p>
          </table:table-cell>
          <table:table-cell table:style-name="C6" table:number-columns-spanned="2">
            <text:p text:style-name="P2"><text:span text:style-name="T3">Kebersihan</text:span></text:p>
          </table:table-cell>
          <table:covered-table-cell/>
          <table:table-cell table:style-name="C6">
            <text:p text:style-name="P2"><text:span text:style-name="T3">Kesehatan</text:span></text:p>
          </table:table-cell>
          <table:table-cell table:style-name="C6">
            <text:p text:style-name="P2"><text:span text:style-name="T3">Total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2_row_2">
          <table:table-cell table:style-name="C0"/>
          <table:table-cell table:style-name="C12" table:number-columns-spanned="10">
            <table:table is-subtable="true" table:name="TBL_0_2_8" table:style-name="TBL_0_2_8">
              <table:table-column table:style-name="TBL_0_2_8_col_0">
</table:table-column>
              <table:table-column table:style-name="TBL_0_2_8_col_1">
</table:table-column>
              <table:table-column table:style-name="TBL_0_2_8_col_2">
</table:table-column>
              <table:table-column table:style-name="TBL_0_2_8_col_3">
</table:table-column>
              <table:table-column table:style-name="TBL_0_2_8_col_4">
</table:table-column>
              <table:table-column table:style-name="TBL_0_2_8_col_5">
</table:table-column>
              <table:table-column table:style-name="TBL_0_2_8_col_6">
</table:table-column>
              <table:table-column table:style-name="TBL_0_2_8_col_7">
</table:table-column>
              <table:table-column table:style-name="TBL_0_2_8_col_8">
</table:table-column>
              <table:table-row table:style-name="TBL_0_2_8_row_0">
                <table:table-cell table:style-name="C11">
                  <text:p text:style-name="P2"><text:span text:style-name="T3">43561231</text:span></text:p>
                </table:table-cell>
                <table:table-cell table:style-name="C11">
                  <text:p text:style-name="P2"><text:span text:style-name="T3">Irianto</text:span></text:p>
                </table:table-cell>
                <table:table-cell table:style-name="C11">
                  <text:p text:style-name="P2"><text:span text:style-name="T3">2020-08-18</text:span></text:p>
                </table:table-cell>
                <table:table-cell table:style-name="C11">
                  <text:p text:style-name="P2"><text:span text:style-name="T3">500000</text:span></text:p>
                </table:table-cell>
                <table:table-cell table:style-name="C11">
                  <text:p text:style-name="P2"><text:span text:style-name="T3">5</text:span></text:p>
                </table:table-cell>
                <table:table-cell table:style-name="C11">
                  <text:p text:style-name="P2"><text:span text:style-name="T3">50000</text:span></text:p>
                </table:table-cell>
                <table:table-cell table:style-name="C11">
                  <text:p text:style-name="P2"><text:span text:style-name="T3">50000</text:span></text:p>
                </table:table-cell>
                <table:table-cell table:style-name="C11">
                  <text:p text:style-name="P2"><text:span text:style-name="T3">300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2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4">
          <table:table-cell table:style-name="C0"/>
          <table:table-cell table:number-columns-spanned="6">
            <text:p><draw:line text:anchor-type="paragraph" draw:style-name="G2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6">
          <table:table-cell table:style-name="C0"/>
          <table:table-cell table:style-name="C7" table:number-columns-spanned="11">
            <table:table is-subtable="true" table:name="TBL_0_2_10" table:style-name="TBL_0_2_10">
              <table:table-column table:style-name="TBL_0_2_10_col_0">
</table:table-column>
              <table:table-column table:style-name="TBL_0_2_10_col_1">
</table:table-column>
              <table:table-column table:style-name="TBL_0_2_10_col_2">
</table:table-column>
              <table:table-column table:style-name="TBL_0_2_10_col_3">
</table:table-column>
              <table:table-column table:style-name="TBL_0_2_10_col_4">
</table:table-column>
              <table:table-column table:style-name="TBL_0_2_10_col_5">
</table:table-column>
              <table:table-row table:style-name="TBL_0_2_10_row_0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2_10_row_1">
                <table:table-cell table:style-name="C0"/>
                <table:table-cell table:style-name="C8">
                  <text:p text:style-name="P3"><text:span text:style-name="T4">Tuesday 18 August 2020</text:span></text:p>
                </table:table-cell>
                <table:table-cell table:style-name="C0"/>
                <table:table-cell table:style-name="C9">
                  <text:p text:style-name="P4"><text:span text:style-name="T4">Page 3 of</text:span></text:p>
                </table:table-cell>
                <table:table-cell table:style-name="C8">
                  <text:p text:style-name="P3"><text:span text:style-name="T4"> 6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3" table:style-name="TBL_0_3">
        <table:table-column table:style-name="TBL_0_3_col_0">
</table:table-column>
        <table:table-column table:style-name="TBL_0_3_col_1">
</table:table-column>
        <table:table-column table:style-name="TBL_0_3_col_2">
</table:table-column>
        <table:table-column table:style-name="TBL_0_3_col_3">
</table:table-column>
        <table:table-column table:style-name="TBL_0_3_col_4">
</table:table-column>
        <table:table-column table:style-name="TBL_0_3_col_5">
</table:table-column>
        <table:table-column table:style-name="TBL_0_3_col_6">
</table:table-column>
        <table:table-column table:style-name="TBL_0_3_col_7">
</table:table-column>
        <table:table-column table:style-name="TBL_0_3_col_8">
</table:table-column>
        <table:table-column table:style-name="TBL_0_3_col_9">
</table:table-column>
        <table:table-column table:style-name="TBL_0_3_col_10">
</table:table-column>
        <table:table-column table:style-name="TBL_0_3_col_11">
</table:table-column>
        <table:table-column table:style-name="TBL_0_3_col_12">
</table:table-column>
        <table:table-row table:style-name="TBL_0_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">
          <table:table-cell table:style-name="C0"/>
          <table:table-cell table:style-name="C6">
            <text:p text:style-name="P2"><text:bookmark text:name="JR_PAGE_ANCHOR_0_4"/>
<text:span text:style-name="T3">Virtual Account</text:span></text:p>
          </table:table-cell>
          <table:table-cell table:style-name="C6">
            <text:p text:style-name="P2"><text:span text:style-name="T3">Nama</text:span></text:p>
          </table:table-cell>
          <table:table-cell table:style-name="C6">
            <text:p text:style-name="P2"><text:span text:style-name="T3">Tanggal Bayar</text:span></text:p>
          </table:table-cell>
          <table:table-cell table:style-name="C6">
            <text:p text:style-name="P2"><text:span text:style-name="T3">Iuran</text:span></text:p>
          </table:table-cell>
          <table:table-cell table:style-name="C6">
            <text:p text:style-name="P2"><text:span text:style-name="T3">Bulan Bayar</text:span></text:p>
          </table:table-cell>
          <table:table-cell table:style-name="C6" table:number-columns-spanned="2">
            <text:p text:style-name="P2"><text:span text:style-name="T3">Kebersihan</text:span></text:p>
          </table:table-cell>
          <table:covered-table-cell/>
          <table:table-cell table:style-name="C6">
            <text:p text:style-name="P2"><text:span text:style-name="T3">Kesehatan</text:span></text:p>
          </table:table-cell>
          <table:table-cell table:style-name="C6">
            <text:p text:style-name="P2"><text:span text:style-name="T3">Total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3_row_2">
          <table:table-cell table:style-name="C0"/>
          <table:table-cell table:style-name="C10" table:number-columns-spanned="10">
            <table:table is-subtable="true" table:name="TBL_0_3_8" table:style-name="TBL_0_3_8">
              <table:table-column table:style-name="TBL_0_3_8_col_0">
</table:table-column>
              <table:table-column table:style-name="TBL_0_3_8_col_1">
</table:table-column>
              <table:table-column table:style-name="TBL_0_3_8_col_2">
</table:table-column>
              <table:table-column table:style-name="TBL_0_3_8_col_3">
</table:table-column>
              <table:table-column table:style-name="TBL_0_3_8_col_4">
</table:table-column>
              <table:table-column table:style-name="TBL_0_3_8_col_5">
</table:table-column>
              <table:table-column table:style-name="TBL_0_3_8_col_6">
</table:table-column>
              <table:table-column table:style-name="TBL_0_3_8_col_7">
</table:table-column>
              <table:table-column table:style-name="TBL_0_3_8_col_8">
</table:table-column>
              <table:table-row table:style-name="TBL_0_3_8_row_0">
                <table:table-cell table:style-name="C11">
                  <text:p text:style-name="P2"><text:span text:style-name="T3">64527283</text:span></text:p>
                </table:table-cell>
                <table:table-cell table:style-name="C11">
                  <text:p text:style-name="P2"><text:span text:style-name="T3">Eri</text:span></text:p>
                </table:table-cell>
                <table:table-cell table:style-name="C11">
                  <text:p text:style-name="P2"><text:span text:style-name="T3">2020-08-13</text:span></text:p>
                </table:table-cell>
                <table:table-cell table:style-name="C11">
                  <text:p text:style-name="P2"><text:span text:style-name="T3">200000</text:span></text:p>
                </table:table-cell>
                <table:table-cell table:style-name="C11">
                  <text:p text:style-name="P2"><text:span text:style-name="T3">2</text:span></text:p>
                </table:table-cell>
                <table:table-cell table:style-name="C11">
                  <text:p text:style-name="P2"><text:span text:style-name="T3">50000</text:span></text:p>
                </table:table-cell>
                <table:table-cell table:style-name="C11">
                  <text:p text:style-name="P2"><text:span text:style-name="T3">50000</text:span></text:p>
                </table:table-cell>
                <table:table-cell table:style-name="C11">
                  <text:p text:style-name="P2"><text:span text:style-name="T3">300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3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4">
          <table:table-cell table:style-name="C0"/>
          <table:table-cell table:number-columns-spanned="6">
            <text:p><draw:line text:anchor-type="paragraph" draw:style-name="G3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6">
          <table:table-cell table:style-name="C0"/>
          <table:table-cell table:style-name="C7" table:number-columns-spanned="11">
            <table:table is-subtable="true" table:name="TBL_0_3_10" table:style-name="TBL_0_3_10">
              <table:table-column table:style-name="TBL_0_3_10_col_0">
</table:table-column>
              <table:table-column table:style-name="TBL_0_3_10_col_1">
</table:table-column>
              <table:table-column table:style-name="TBL_0_3_10_col_2">
</table:table-column>
              <table:table-column table:style-name="TBL_0_3_10_col_3">
</table:table-column>
              <table:table-column table:style-name="TBL_0_3_10_col_4">
</table:table-column>
              <table:table-column table:style-name="TBL_0_3_10_col_5">
</table:table-column>
              <table:table-row table:style-name="TBL_0_3_10_row_0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3_10_row_1">
                <table:table-cell table:style-name="C0"/>
                <table:table-cell table:style-name="C8">
                  <text:p text:style-name="P3"><text:span text:style-name="T4">Tuesday 18 August 2020</text:span></text:p>
                </table:table-cell>
                <table:table-cell table:style-name="C0"/>
                <table:table-cell table:style-name="C9">
                  <text:p text:style-name="P4"><text:span text:style-name="T4">Page 4 of</text:span></text:p>
                </table:table-cell>
                <table:table-cell table:style-name="C8">
                  <text:p text:style-name="P3"><text:span text:style-name="T4"> 6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4" table:style-name="TBL_0_4">
        <table:table-column table:style-name="TBL_0_4_col_0">
</table:table-column>
        <table:table-column table:style-name="TBL_0_4_col_1">
</table:table-column>
        <table:table-column table:style-name="TBL_0_4_col_2">
</table:table-column>
        <table:table-column table:style-name="TBL_0_4_col_3">
</table:table-column>
        <table:table-column table:style-name="TBL_0_4_col_4">
</table:table-column>
        <table:table-column table:style-name="TBL_0_4_col_5">
</table:table-column>
        <table:table-column table:style-name="TBL_0_4_col_6">
</table:table-column>
        <table:table-column table:style-name="TBL_0_4_col_7">
</table:table-column>
        <table:table-column table:style-name="TBL_0_4_col_8">
</table:table-column>
        <table:table-column table:style-name="TBL_0_4_col_9">
</table:table-column>
        <table:table-column table:style-name="TBL_0_4_col_10">
</table:table-column>
        <table:table-column table:style-name="TBL_0_4_col_11">
</table:table-column>
        <table:table-column table:style-name="TBL_0_4_col_12">
</table:table-column>
        <table:table-row table:style-name="TBL_0_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">
          <table:table-cell table:style-name="C0"/>
          <table:table-cell table:style-name="C6">
            <text:p text:style-name="P2"><text:bookmark text:name="JR_PAGE_ANCHOR_0_5"/>
<text:span text:style-name="T3">Virtual Account</text:span></text:p>
          </table:table-cell>
          <table:table-cell table:style-name="C6">
            <text:p text:style-name="P2"><text:span text:style-name="T3">Nama</text:span></text:p>
          </table:table-cell>
          <table:table-cell table:style-name="C6">
            <text:p text:style-name="P2"><text:span text:style-name="T3">Tanggal Bayar</text:span></text:p>
          </table:table-cell>
          <table:table-cell table:style-name="C6">
            <text:p text:style-name="P2"><text:span text:style-name="T3">Iuran</text:span></text:p>
          </table:table-cell>
          <table:table-cell table:style-name="C6">
            <text:p text:style-name="P2"><text:span text:style-name="T3">Bulan Bayar</text:span></text:p>
          </table:table-cell>
          <table:table-cell table:style-name="C6" table:number-columns-spanned="2">
            <text:p text:style-name="P2"><text:span text:style-name="T3">Kebersihan</text:span></text:p>
          </table:table-cell>
          <table:covered-table-cell/>
          <table:table-cell table:style-name="C6">
            <text:p text:style-name="P2"><text:span text:style-name="T3">Kesehatan</text:span></text:p>
          </table:table-cell>
          <table:table-cell table:style-name="C6">
            <text:p text:style-name="P2"><text:span text:style-name="T3">Total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4_row_2">
          <table:table-cell table:style-name="C0"/>
          <table:table-cell table:style-name="C12" table:number-columns-spanned="10">
            <table:table is-subtable="true" table:name="TBL_0_4_8" table:style-name="TBL_0_4_8">
              <table:table-column table:style-name="TBL_0_4_8_col_0">
</table:table-column>
              <table:table-column table:style-name="TBL_0_4_8_col_1">
</table:table-column>
              <table:table-column table:style-name="TBL_0_4_8_col_2">
</table:table-column>
              <table:table-column table:style-name="TBL_0_4_8_col_3">
</table:table-column>
              <table:table-column table:style-name="TBL_0_4_8_col_4">
</table:table-column>
              <table:table-column table:style-name="TBL_0_4_8_col_5">
</table:table-column>
              <table:table-column table:style-name="TBL_0_4_8_col_6">
</table:table-column>
              <table:table-column table:style-name="TBL_0_4_8_col_7">
</table:table-column>
              <table:table-column table:style-name="TBL_0_4_8_col_8">
</table:table-column>
              <table:table-row table:style-name="TBL_0_4_8_row_0">
                <table:table-cell table:style-name="C11">
                  <text:p text:style-name="P2"><text:span text:style-name="T3">64758329</text:span></text:p>
                </table:table-cell>
                <table:table-cell table:style-name="C11">
                  <text:p text:style-name="P2"><text:span text:style-name="T3">Djoko</text:span></text:p>
                </table:table-cell>
                <table:table-cell table:style-name="C11">
                  <text:p text:style-name="P2"><text:span text:style-name="T3">2020-08-13</text:span></text:p>
                </table:table-cell>
                <table:table-cell table:style-name="C11">
                  <text:p text:style-name="P2"><text:span text:style-name="T3">100000</text:span></text:p>
                </table:table-cell>
                <table:table-cell table:style-name="C11">
                  <text:p text:style-name="P2"><text:span text:style-name="T3">1</text:span></text:p>
                </table:table-cell>
                <table:table-cell table:style-name="C11">
                  <text:p text:style-name="P2"><text:span text:style-name="T3">50000</text:span></text:p>
                </table:table-cell>
                <table:table-cell table:style-name="C11">
                  <text:p text:style-name="P2"><text:span text:style-name="T3">50000</text:span></text:p>
                </table:table-cell>
                <table:table-cell table:style-name="C11">
                  <text:p text:style-name="P2"><text:span text:style-name="T3">200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4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4">
          <table:table-cell table:style-name="C0"/>
          <table:table-cell table:number-columns-spanned="6">
            <text:p><draw:line text:anchor-type="paragraph" draw:style-name="G4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6">
          <table:table-cell table:style-name="C0"/>
          <table:table-cell table:style-name="C7" table:number-columns-spanned="11">
            <table:table is-subtable="true" table:name="TBL_0_4_10" table:style-name="TBL_0_4_10">
              <table:table-column table:style-name="TBL_0_4_10_col_0">
</table:table-column>
              <table:table-column table:style-name="TBL_0_4_10_col_1">
</table:table-column>
              <table:table-column table:style-name="TBL_0_4_10_col_2">
</table:table-column>
              <table:table-column table:style-name="TBL_0_4_10_col_3">
</table:table-column>
              <table:table-column table:style-name="TBL_0_4_10_col_4">
</table:table-column>
              <table:table-column table:style-name="TBL_0_4_10_col_5">
</table:table-column>
              <table:table-row table:style-name="TBL_0_4_10_row_0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4_10_row_1">
                <table:table-cell table:style-name="C0"/>
                <table:table-cell table:style-name="C8">
                  <text:p text:style-name="P3"><text:span text:style-name="T4">Tuesday 18 August 2020</text:span></text:p>
                </table:table-cell>
                <table:table-cell table:style-name="C0"/>
                <table:table-cell table:style-name="C9">
                  <text:p text:style-name="P4"><text:span text:style-name="T4">Page 5 of</text:span></text:p>
                </table:table-cell>
                <table:table-cell table:style-name="C8">
                  <text:p text:style-name="P3"><text:span text:style-name="T4"> 6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5" table:style-name="TBL_0_5">
        <table:table-column table:style-name="TBL_0_5_col_0">
</table:table-column>
        <table:table-column table:style-name="TBL_0_5_col_1">
</table:table-column>
        <table:table-column table:style-name="TBL_0_5_col_2">
</table:table-column>
        <table:table-column table:style-name="TBL_0_5_col_3">
</table:table-column>
        <table:table-column table:style-name="TBL_0_5_col_4">
</table:table-column>
        <table:table-column table:style-name="TBL_0_5_col_5">
</table:table-column>
        <table:table-column table:style-name="TBL_0_5_col_6">
</table:table-column>
        <table:table-column table:style-name="TBL_0_5_col_7">
</table:table-column>
        <table:table-column table:style-name="TBL_0_5_col_8">
</table:table-column>
        <table:table-column table:style-name="TBL_0_5_col_9">
</table:table-column>
        <table:table-column table:style-name="TBL_0_5_col_10">
</table:table-column>
        <table:table-column table:style-name="TBL_0_5_col_11">
</table:table-column>
        <table:table-column table:style-name="TBL_0_5_col_12">
</table:table-column>
        <table:table-row table:style-name="TBL_0_5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1">
          <table:table-cell table:style-name="C0"/>
          <table:table-cell table:style-name="C6">
            <text:p text:style-name="P2"><text:bookmark text:name="JR_PAGE_ANCHOR_0_6"/>
<text:span text:style-name="T3">Virtual Account</text:span></text:p>
          </table:table-cell>
          <table:table-cell table:style-name="C6">
            <text:p text:style-name="P2"><text:span text:style-name="T3">Nama</text:span></text:p>
          </table:table-cell>
          <table:table-cell table:style-name="C6">
            <text:p text:style-name="P2"><text:span text:style-name="T3">Tanggal Bayar</text:span></text:p>
          </table:table-cell>
          <table:table-cell table:style-name="C6">
            <text:p text:style-name="P2"><text:span text:style-name="T3">Iuran</text:span></text:p>
          </table:table-cell>
          <table:table-cell table:style-name="C6">
            <text:p text:style-name="P2"><text:span text:style-name="T3">Bulan Bayar</text:span></text:p>
          </table:table-cell>
          <table:table-cell table:style-name="C6" table:number-columns-spanned="2">
            <text:p text:style-name="P2"><text:span text:style-name="T3">Kebersihan</text:span></text:p>
          </table:table-cell>
          <table:covered-table-cell/>
          <table:table-cell table:style-name="C6">
            <text:p text:style-name="P2"><text:span text:style-name="T3">Kesehatan</text:span></text:p>
          </table:table-cell>
          <table:table-cell table:style-name="C6">
            <text:p text:style-name="P2"><text:span text:style-name="T3">Total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5_row_2">
          <table:table-cell table:style-name="C0"/>
          <table:table-cell table:style-name="C10" table:number-columns-spanned="10">
            <table:table is-subtable="true" table:name="TBL_0_5_8" table:style-name="TBL_0_5_8">
              <table:table-column table:style-name="TBL_0_5_8_col_0">
</table:table-column>
              <table:table-column table:style-name="TBL_0_5_8_col_1">
</table:table-column>
              <table:table-column table:style-name="TBL_0_5_8_col_2">
</table:table-column>
              <table:table-column table:style-name="TBL_0_5_8_col_3">
</table:table-column>
              <table:table-column table:style-name="TBL_0_5_8_col_4">
</table:table-column>
              <table:table-column table:style-name="TBL_0_5_8_col_5">
</table:table-column>
              <table:table-column table:style-name="TBL_0_5_8_col_6">
</table:table-column>
              <table:table-column table:style-name="TBL_0_5_8_col_7">
</table:table-column>
              <table:table-column table:style-name="TBL_0_5_8_col_8">
</table:table-column>
              <table:table-row table:style-name="TBL_0_5_8_row_0">
                <table:table-cell table:style-name="C11">
                  <text:p text:style-name="P2"><text:span text:style-name="T3">1234567890</text:span></text:p>
                </table:table-cell>
                <table:table-cell table:style-name="C11">
                  <text:p text:style-name="P2"><text:span text:style-name="T3">Fajar Eri</text:span></text:p>
                </table:table-cell>
                <table:table-cell table:style-name="C11">
                  <text:p text:style-name="P2"><text:span text:style-name="T3">2020-08-13</text:span></text:p>
                </table:table-cell>
                <table:table-cell table:style-name="C11">
                  <text:p text:style-name="P2"><text:span text:style-name="T3">1000000</text:span></text:p>
                </table:table-cell>
                <table:table-cell table:style-name="C11">
                  <text:p text:style-name="P2"><text:span text:style-name="T3">10</text:span></text:p>
                </table:table-cell>
                <table:table-cell table:style-name="C11">
                  <text:p text:style-name="P2"><text:span text:style-name="T3">50000</text:span></text:p>
                </table:table-cell>
                <table:table-cell table:style-name="C11">
                  <text:p text:style-name="P2"><text:span text:style-name="T3">50000</text:span></text:p>
                </table:table-cell>
                <table:table-cell table:style-name="C11">
                  <text:p text:style-name="P2"><text:span text:style-name="T3">1100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5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4">
          <table:table-cell table:style-name="C0"/>
          <table:table-cell table:number-columns-spanned="6">
            <text:p><draw:line text:anchor-type="paragraph" draw:style-name="G5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5_row_6">
          <table:table-cell table:style-name="C0"/>
          <table:table-cell table:style-name="C7" table:number-columns-spanned="11">
            <table:table is-subtable="true" table:name="TBL_0_5_10" table:style-name="TBL_0_5_10">
              <table:table-column table:style-name="TBL_0_5_10_col_0">
</table:table-column>
              <table:table-column table:style-name="TBL_0_5_10_col_1">
</table:table-column>
              <table:table-column table:style-name="TBL_0_5_10_col_2">
</table:table-column>
              <table:table-column table:style-name="TBL_0_5_10_col_3">
</table:table-column>
              <table:table-column table:style-name="TBL_0_5_10_col_4">
</table:table-column>
              <table:table-column table:style-name="TBL_0_5_10_col_5">
</table:table-column>
              <table:table-row table:style-name="TBL_0_5_10_row_0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5_10_row_1">
                <table:table-cell table:style-name="C0"/>
                <table:table-cell table:style-name="C8">
                  <text:p text:style-name="P3"><text:span text:style-name="T4">Tuesday 18 August 2020</text:span></text:p>
                </table:table-cell>
                <table:table-cell table:style-name="C0"/>
                <table:table-cell table:style-name="C9">
                  <text:p text:style-name="P4"><text:span text:style-name="T4">Page 6 of</text:span></text:p>
                </table:table-cell>
                <table:table-cell table:style-name="C8">
                  <text:p text:style-name="P3"><text:span text:style-name="T4"> 6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